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jeto de ES 2018.1</text:span></text:p>
      <text:p text:style-name="P2"/>
      <text:p text:style-name="P1"><text:span text:style-name="T2">Versão: </text:span>1<text:span text:style-name="T2"><text:tab/>Data: </text:span>25/03/2018<text:tab/><text:span text:style-name="T2">Autor: </text:span>Robson de Souza Silva</text:p>
      <text:p text:style-name="P3"/>
      <text:p text:style-name="P3"><text:span text:style-name="T3">1 Objetivo deste documento</text:span></text:p>
      <text:p text:style-name="P3"/>
      <text:p text:style-name="P6">Autorizar o início do projeto, atribuir principais responsáveis e documentar requisitos iniciais, principais entregas, premissas e restrições.</text:p>
      <text:p text:style-name="P3"/>
      <text:p text:style-name="P3"><text:span text:style-name="T3">2 Situação atual e justificativa do projeto</text:span></text:p>
      <text:p text:style-name="P4"/>
      <text:p text:style-name="P6">Atualmente a equipe já foi formada e a ideia proposta e aceita pelo professor, também já foram discutidos alguns requisitos necessários e uma possível divisão das tarefas. A ideia do projeto surgiu devido a convivência com amigos que administram pequenos negócios e pelos problemas de gerenciamento ao qual eles passavam devido a falta de controle.</text:p>
      <text:p text:style-name="P3"/>
      <text:p text:style-name="P3"><text:span text:style-name="T3">3 Objetivos SMART e critério de sucesso do projeto</text:span></text:p>
      <text:p text:style-name="P2"/>
      <text:p text:style-name="P6">O projeto será considerado um sucesso se conseguir atingir ao final do semestre uma nota superior ou igual a 7 e que consiga atender aos critérios de avaliação do professor Marcos Oliveira. Além de atender ao critério de aceitação das entregas, respeitar as restrições e cumprir o cronograma.</text:p>
      <text:p text:style-name="P6">As restrições e critérios estão detalhados abaixo.</text:p>
      <text:p text:style-name="P6"/>
      <text:p text:style-name="P7"><text:span text:style-name="T3">4 Estrutura analitica do projeto - Fases e principais entregas</text:span></text:p>
      <text:p text:style-name="P9"/>
      <text:p text:style-name="P9"><text:span text:style-name="T2">Fase 1</text:span></text:p>
      <text:p text:style-name="P10">Requisitos</text:p>
      <text:p text:style-name="P10">Modelos</text:p>
      <text:p text:style-name="P11">Diagramas</text:p>
      <text:p text:style-name="P9"><text:span text:style-name="T2">Fase 2</text:span></text:p>
      <text:p text:style-name="P9"><text:tab/>Estudo das tecnologias</text:p>
      <text:p text:style-name="P9"><text:soft-page-break/><text:tab/>Implementação</text:p>
      <text:p text:style-name="P9"><text:tab/>Testes</text:p>
      <text:p text:style-name="P9"><text:tab/>Validação</text:p>
      <text:p text:style-name="P7"/>
      <text:p text:style-name="P3"><text:span text:style-name="T3">5 Principais requisitos das principais entregas</text:span></text:p>
      <text:p text:style-name="P4"/>
      <text:p text:style-name="P9">Módulo de controle de estoque</text:p>
      <text:p text:style-name="P9">Módulo de vendas</text:p>
      <text:p text:style-name="P7"/>
      <text:p text:style-name="P7"/>
      <text:p text:style-name="P7"/>
      <text:p text:style-name="P7"/>
      <text:p text:style-name="P7"><text:span text:style-name="T3">6 Marcos</text:span></text:p>
      <text:p text:style-name="P8"/>
      <text:p text:style-name="P9"><text:span text:style-name="T2">Fase<text:tab/>Marcos<text:tab/>Previsão</text:span></text:p>
      <text:p text:style-name="P9">Ideia<text:tab/>Projeto<text:tab/><text:tab/>Aprovado</text:p>
      <text:p text:style-name="P3"/>
      <text:p text:style-name="P3"><text:span text:style-name="T3">7 Partes interessadas do projeto</text:span></text:p>
      <text:p text:style-name="P9"/>
      <text:p text:style-name="P9"><text:span text:style-name="T2">Participante<text:tab/>Função</text:span></text:p>
      <text:p text:style-name="P9">Marcos de Oliveira<text:tab/>Professor da disciplina e dono do projeto</text:p>
      <text:p text:style-name="P9">Robson de Souza<text:tab/>Gerente do projeto e desenvolvedor</text:p>
      <text:p text:style-name="P9">Gabriel Lins<text:tab/>Desenvolvedor</text:p>
      <text:p text:style-name="P9">Welinton Martins<text:tab/>Desenvolvedor</text:p>
      <text:p text:style-name="P9">Gildard Mhn<text:tab/>Desenvolvedor</text:p>
      <text:p text:style-name="P3"/>
      <text:p text:style-name="P3"><text:soft-page-break/><text:span text:style-name="T3">8 Restrições</text:span></text:p>
      <text:p text:style-name="P4"/>
      <text:p text:style-name="P6">O projeto deverá ser entregue na data de 08/06/2018 ou antes.</text:p>
      <text:p text:style-name="P3"/>
      <text:p text:style-name="P3"><text:span text:style-name="T3">9 Premissas</text:span></text:p>
      <text:p text:style-name="P4"/>
      <text:p text:style-name="P3"><text:span text:style-name="T3"><text:tab/></text:span>Disponibilidade de acompanhamento do projeto durante todas as sexta-feiras em horário. Todos membros têm conhecimento prévio sobre o tema e estão dispostos a aprender sobre novas tecnologias.</text:p>
      <text:p text:style-name="P3"/>
      <text:p text:style-name="P3"><text:span text:style-name="T3">10 Riscos</text:span></text:p>
      <text:p text:style-name="P4"/>
      <text:p text:style-name="P3"><text:span text:style-name="T3"><text:tab/></text:span>O projeto pode ultrapassar o tempo estimado devido ao atraso para o início das atividades. Caso não seja atingida todos os critérios de avaliação pode ocorrer de o projeto receber uma nota inferior a 7, causando a possível realização de uma prova de recuperação por parte dos membros da equipe. Falta de reuniões ou comunicação entre os membros pode culminar também em atrasos ou desvio dos requisitos.</text:p>
      <text:p text:style-name="P3"/>
      <text:p text:style-name="P3"><text:span text:style-name="T3">11 Orçamento do projeto</text:span></text:p>
      <text:p text:style-name="P6"/>
      <text:p text:style-name="P6">Será gasto 74 horas aproximadamente do tempo disponível do participantes envolvidos</text:p>
      <text:p text:style-name="P3"/>
      <text:p text:style-name="P1"><text:span text:style-name="T1">Aprovações</text:span></text:p>
      <text:p text:style-name="P1"><text:span text:style-name="T3">Participante<text:tab/>Assinatura<text:tab/>Data</text:span></text:p>
      <text:p text:style-name="P1">Dono do projeto<text:tab/>--<text:tab/>--</text:p>
      <text:p text:style-name="P1">Gerente do projeto<text:tab/>--<text:tab/>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379" meta:character-count="2442" meta:non-whitespace-character-count="2100"/>
    <meta:generator>LibreOfficeDev/5.1.0.3$Linux_X86_64 LibreOffice_project/</meta:generator>
  </office:meta>
</office:document-meta>
</file>